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9-10_21-48-1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09-11_01-41-09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2-09-11_05-10-11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09-11_07-40-4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09-11_13-14-5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09-11_17-12-44_000.jpg</text:p>
          </table:table-cell>
          <table:table-cell table:style-name="ce27" office:value-type="string">
            <text:p>:m RES 1*3 / free# JVEMV6 68#_359:1 / 68. theoretical-physics(tp) / topics=量子力学,w=~,doc=r-7-A1~1.1.7##2-6.0~,s=~,i=~,other=calc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RES 1*3 / free# JVEMV6 68#_359:1 / 68. theoretical-physics(tp) / topics=量子力学,w=~,doc=r-7-A1~1.1.7##2-6.0~,s=~,i=~,other=calc+">
            <text:p>:m RES 1*3 / free# JVEMV6 68#_359:1 / 68. theoretical-physics(tp) / topics=量子力学,w=~,doc=r-7-A1~1.1.7##2-6.0~,s=~,i=~,other=calc+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09-11_17-13-27_000.jpg</text:p>
          </table:table-cell>
          <table:table-cell table:style-name="ce29" office:value-type="string">
            <text:p>:m RES 2*3 / free# JVEMV6 68#_359:1 / 68. theoretical-physics(tp) / topics=量子力学,w=ハミルトニアン,doc=r-7-A1~1.1.7##3-0~,s=~,i=~,other=calc+;memo+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2*3 / free# JVEMV6 68#_359:1 / 68. theoretical-physics(tp) / topics=量子力学,w=ハミルトニアン,doc=r-7-A1~1.1.7##3-0~,s=~,i=~,other=calc+;memo+">
            <text:p>:m RES 2*3 / free# JVEMV6 68#_359:1 / 68. theoretical-physics(tp) / topics=量子力学,w=ハミルトニアン,doc=r-7-A1~1.1.7##3-0~,s=~,i=~,other=calc+;memo+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09-11_17-13-46_000.jpg</text:p>
          </table:table-cell>
          <table:table-cell table:style-name="ce27" office:value-type="string">
            <text:p>:m RES 3*3 / free# JVEMV6 68#_359:1 / 68. theoretical-physics(tp) / topics=量子力学,w=ハミルトニアン,doc=r-7-A1~1.1.7##3-0~,s=~,i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3*3 / free# JVEMV6 68#_359:1 / 68. theoretical-physics(tp) / topics=量子力学,w=ハミルトニアン,doc=r-7-A1~1.1.7##3-0~,s=~,i=~,other=~">
            <text:p>:m RES 3*3 / free# JVEMV6 68#_359:1 / 68. theoretical-physics(tp) / topics=量子力学,w=ハミルトニアン,doc=r-7-A1~1.1.7##3-0~,s=~,i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09-11_18-59-38_000.jpg</text:p>
          </table:table-cell>
          <table:table-cell table:style-name="ce27" office:value-type="string">
            <text:p>:m :篠笛,shinobue #*# / session-memo:session-1 / p.1:genre=melody,other=以前に書いたもの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3">
            <text:p>7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5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2">2022/09/12</text:date>, <text:time>11:07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12T11:07:59.10</dc:date>
    <dc:creator>iwabuchi ken</dc:creator>
    <meta:editing-duration>P49DT1H51M39S</meta:editing-duration>
    <meta:editing-cycles>16010</meta:editing-cycles>
    <meta:document-statistic meta:table-count="2" meta:cell-count="909" meta:object-count="0"/>
    <meta:user-defined meta:name="qrichtext">1</meta:user-defined>
  </office:meta>
</office:document-meta>
</file>